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cc99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cfe7f5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 v1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</text:span><text:span text:style-name="T13">CRLF</text:span><text:span text:style-name="T2">) &amp; Unix (</text:span><text:span text:style-name="T13">LF</text:span><text:span text:style-name="T2">)</text:span></text:p>
            <text:p text:style-name="P4">Data layou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 implementation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round or bevel, cap can be round or flat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x,y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6">Solid color for lines.</text:p>
                  <text:p text:style-name="P17">line-alpha<text:span text:style-name="T8">=ff</text:span></text:p>
                  <text:p text:style-name="P16">Solid opacity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 in horizontal &amp; vertical direction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'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8M45S</meta:editing-duration>
    <meta:editing-cycles>442</meta:editing-cycles>
    <meta:generator>OpenOffice/4.0.1$Win32 OpenOffice.org_project/401m5$Build-9714</meta:generator>
    <dc:date>2013-12-21T16:13:03.82</dc:date>
    <dc:creator>Christoph Spanknebel</dc:creator>
    <meta:document-statistic meta:table-count="4" meta:image-count="0" meta:object-count="0" meta:page-count="3" meta:paragraph-count="217" meta:word-count="995" meta:character-count="6363"/>
    <meta:user-defined meta:name="Info 1"/>
    <meta:user-defined meta:name="Info 2"/>
    <meta:user-defined meta:name="Info 3"/>
    <meta:user-defined meta:name="Info 4"/>
  </office:meta>
</office:document-meta>
</file>